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c9b3" officeooo:paragraph-rsid="000be8f7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80" style:text-underline-style="solid" style:text-underline-type="double" style:text-underline-width="auto" style:text-underline-color="font-color" fo:font-weight="bold" officeooo:rsid="0007c9b3" officeooo:paragraph-rsid="0007c9b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7c9b3" officeooo:paragraph-rsid="0007c9b3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7c9b3" officeooo:paragraph-rsid="0007c9b3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07c9b3" officeooo:paragraph-rsid="000be8f7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07c9b3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08901f"/>
    </style:style>
    <style:style style:name="P8" style:family="paragraph" style:parent-style-name="Standard">
      <style:paragraph-properties fo:text-align="justify" style:justify-single-word="false"/>
      <style:text-properties officeooo:rsid="0008901f" officeooo:paragraph-rsid="0007c9b3"/>
    </style:style>
    <style:style style:name="P9" style:family="paragraph" style:parent-style-name="Standard">
      <style:paragraph-properties fo:text-align="justify" style:justify-single-word="false"/>
      <style:text-properties officeooo:rsid="0008901f" officeooo:paragraph-rsid="0008901f"/>
    </style:style>
    <style:style style:name="P10" style:family="paragraph" style:parent-style-name="Standard">
      <style:paragraph-properties fo:text-align="justify" style:justify-single-word="false"/>
      <style:text-properties officeooo:rsid="000a7f54" officeooo:paragraph-rsid="000a7f54"/>
    </style:style>
    <style:style style:name="P11" style:family="paragraph" style:parent-style-name="Standard">
      <style:paragraph-properties fo:text-align="justify" style:justify-single-word="false"/>
      <style:text-properties officeooo:rsid="000be8f7" officeooo:paragraph-rsid="000be8f7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0be8f7" officeooo:paragraph-rsid="000be8f7"/>
    </style:style>
    <style:style style:name="T1" style:family="text">
      <style:text-properties officeooo:rsid="0007c9b3"/>
    </style:style>
    <style:style style:name="T2" style:family="text">
      <style:text-properties fo:color="#000080" fo:font-weight="bold" officeooo:rsid="0007c9b3" style:font-weight-asian="bold" style:font-weight-complex="bold"/>
    </style:style>
    <style:style style:name="T3" style:family="text">
      <style:text-properties fo:color="#000080" fo:font-weight="bold" officeooo:rsid="000be8f7" style:font-weight-asian="bold" style:font-weight-complex="bold"/>
    </style:style>
    <style:style style:name="T4" style:family="text">
      <style:text-properties officeooo:rsid="0008901f"/>
    </style:style>
    <style:style style:name="T5" style:family="text">
      <style:text-properties officeooo:rsid="000be8f7"/>
    </style:style>
    <style:style style:name="T6" style:family="text">
      <style:text-properties style:use-window-font-color="true" officeooo:rsid="000be8f7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24510331" text:style-name="L1">
        <text:list-item>
          <text:p text:style-name="P2">INSTALLING</text:p>
        </text:list-item>
      </text:list>
      <text:p text:style-name="P3"/>
      <text:list xml:id="list1459471254" text:style-name="L2">
        <text:list-item>
          <text:p text:style-name="P6"><text:span text:style-name="T2">Copy</text:span><text:span text:style-name="T1"> all the files in this zip to any location</text:span></text:p>
        </text:list-item>
      </text:list>
      <text:p text:style-name="P3"/>
      <text:list xml:id="list1713242923" text:continue-numbering="true" text:style-name="L2">
        <text:list-item>
          <text:p text:style-name="P6"><text:span text:style-name="T1">Install (if neccessary) a </text:span><text:span text:style-name="T2">.NET runtime</text:span><text:span text:style-name="T1"> version 2.0 or higher. You have two options:</text:span></text:p>
        </text:list-item>
      </text:list>
      <text:p text:style-name="P3"/>
      <text:list xml:id="list2070044804" text:continue-numbering="true" text:style-name="L2">
        <text:list-item>
          <text:list>
            <text:list-item>
              <text:p text:style-name="P6"><text:span text:style-name="T2">Microsoft .NET framework</text:span><text:span text:style-name="T1">: if you use Windows, probably you already have it installed.</text:span></text:p>
            </text:list-item>
          </text:list>
        </text:list-item>
      </text:list>
      <text:p text:style-name="P3"/>
      <text:list xml:id="list1352033271" text:continue-numbering="true" text:style-name="L2">
        <text:list-item>
          <text:list>
            <text:list-item>
              <text:p text:style-name="P6"><text:span text:style-name="T1">Free software </text:span><text:span text:style-name="T2">Mono</text:span><text:span text:style-name="T1"> .NET framework: you can download the runtime for Linux, MacOSX, Windows, etc. from here:</text:span></text:p>
              <text:p text:style-name="P4"/>
              <text:p text:style-name="P6"><text:a xlink:type="simple" xlink:href="http://www.go-mono.com/mono-downloads/download.html"><text:span text:style-name="T1">http://www.go-mono.com/mono-downloads/download.html</text:span></text:a></text:p>
              <text:p text:style-name="P4"/>
              <text:p text:style-name="P4">If you use Ubuntu you can simply install the package "mono-runtime" instead.</text:p>
            </text:list-item>
          </text:list>
        </text:list-item>
      </text:list>
      <text:p text:style-name="P3"/>
      <text:list xml:id="list1714405975" text:continue-numbering="true" text:style-name="L2">
        <text:list-item>
          <text:p text:style-name="P6"><text:span text:style-name="T1">I</text:span><text:span text:style-name="T4">f you are in case 2.a), then you also need to install the free software GTK# graphical user interface toolkit from here:</text:span></text:p>
        </text:list-item>
      </text:list>
      <text:p text:style-name="P8"/>
      <text:list xml:id="list74036975" text:continue-numbering="true" text:style-name="L2">
        <text:list-header>
          <text:p text:style-name="P7"><text:a xlink:type="simple" xlink:href="http://ftp.novell.com/pub/mono/gtk-sharp/"><text:span text:style-name="T4">http://ftp.novell.com/pub/mono/gtk-sharp/</text:span></text:a></text:p>
        </text:list-header>
      </text:list>
      <text:p text:style-name="P9"/>
      <text:p text:style-name="P9"/>
      <text:list xml:id="list1902853840" text:continue-list="list1824510331" text:style-name="L1">
        <text:list-item>
          <text:p text:style-name="P2">EXECUTING</text:p>
        </text:list-item>
      </text:list>
      <text:p text:style-name="P10"/>
      <text:list xml:id="list338184807" text:continue-list="list74036975" text:style-name="L2">
        <text:list-item text:start-value="1">
          <text:p text:style-name="P5"><text:span text:style-name="T5">Run </text:span><text:span text:style-name="T3">PAnalyzer.exe</text:span></text:p>
        </text:list-item>
      </text:list>
      <text:p text:style-name="P11"/>
      <text:list xml:id="list464982711" text:continue-numbering="true" text:style-name="L2">
        <text:list-item>
          <text:p text:style-name="P5"><text:span text:style-name="T5">Click </text:span><text:span text:style-name="T3">Open</text:span><text:span text:style-name="T5"> and select one or more (multirun sample) protein files from the open dialog. You can download some samples from here:</text:span></text:p>
          <text:p text:style-name="P5"><text:a xlink:type="simple" xlink:href="https://code.google.com/p/ehu-bio/downloads/list"><text:span text:style-name="T5"/></text:a></text:p>
          <text:p text:style-name="P5"><text:a xlink:type="simple" xlink:href="https://code.google.com/p/ehu-bio/downloads/list"><text:span text:style-name="T5">https://code.google.com/p/ehu-bio/downloads/list</text:span></text:a></text:p>
          <text:p text:style-name="P12"/>
        </text:list-item>
        <text:list-item>
          <text:p text:style-name="P5"><text:span text:style-name="T5">Click </text:span><text:span text:style-name="T3">Execute</text:span><text:span text:style-name="T5"> and select between the preferences (if applicable).</text:span></text:p>
          <text:p text:style-name="P12"/>
        </text:list-item>
        <text:list-item>
          <text:p text:style-name="P5"><text:span text:style-name="T3">Browse</text:span><text:span text:style-name="T5"> the results in the Summary, Peptides and Proteins tabs.</text:span></text:p>
          <text:p text:style-name="P12"/>
        </text:list-item>
        <text:list-item>
          <text:p text:style-name="P5"><text:span text:style-name="T3">Save</text:span><text:span text:style-name="T5"> the protein detection list to a file. A *.csv output file is always generated and a *.mzid output file is only generated if the data came from another *.mzid input file.</text:span></text:p>
        </text:list-item>
      </text:list>
      <text:p text:style-name="P11"/>
      <text:p text:style-name="P11"/>
      <text:list xml:id="list1058610195" text:continue-list="list1902853840" text:style-name="L1">
        <text:list-item>
          <text:p text:style-name="P2">DOCUMENTATION</text:p>
        </text:list-item>
      </text:list>
      <text:p text:style-name="P11"/>
      <text:p text:style-name="P1"><text:span text:style-name="T5">See file </text:span><text:span text:style-name="T3">SEPROT2011-EHU.pdf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20:59:44</meta:creation-date>
    <dc:date>2011-03-10T21:26:18</dc:date>
    <meta:editing-duration>PT00H24M23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1" meta:paragraph-count="18" meta:word-count="185" meta:character-count="1187"/>
  </office:meta>
</office:document-meta>
</file>